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Heading">
      <style:text-properties fo:color="#99284c" style:font-name="Times New Roman" style:font-size-asian="10pt" style:font-size-complex="10pt"/>
    </style:style>
    <style:style style:name="P14" style:family="paragraph" style:parent-style-name="Table_20_Contents">
      <style:text-properties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text-properties style:font-name="Times New Roman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9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20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21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8c36" officeooo:paragraph-rsid="00123bf9" style:font-size-asian="10pt" style:font-size-complex="10pt"/>
    </style:style>
    <style:style style:name="P22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d71a" officeooo:paragraph-rsid="00123bf9" style:font-size-asian="10pt" style:font-size-complex="10pt"/>
    </style:style>
    <style:style style:name="P23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24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5" style:family="paragraph" style:parent-style-name="Table_20_Contents"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23bf9" officeooo:paragraph-rsid="00123bf9" style:font-size-asian="10pt" style:font-weight-asian="normal" style:font-size-complex="10pt" style:font-weight-complex="normal"/>
    </style:style>
    <style:style style:name="P26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3c40a"/>
    </style:style>
    <style:style style:name="T4" style:family="text">
      <style:text-properties officeooo:rsid="00172ccb"/>
    </style:style>
    <style:style style:name="T5" style:family="text">
      <style:text-properties officeooo:rsid="00191876"/>
    </style:style>
    <style:style style:name="T6" style:family="text">
      <style:text-properties officeooo:rsid="001a22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2">This is an ODT template document used to generate personalized documents for your customers or suppliers.</text:p>
      <text:p text:style-name="P12"/>
      <text:p text:style-name="P26">My information: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16">mycompany_country_code = {mycompany_country_code}</text:p>
      <text:p text:style-name="P16">mycompany_state = {mycompany_state}</text:p>
      <text:p text:style-name="P16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16">mycompany_idprof5 = {mycompany_idprof5}</text:p>
      <text:p text:style-name="P16">mycompany_idprof6 = {mycompany_idprof6}</text:p>
      <text:p text:style-name="P5">mycompany_vatnumber = {mycompany_vatnumber}</text:p>
      <text:p text:style-name="P5">mycompany_note_<text:span text:style-name="T6">private</text:span> = <text:span text:style-name="T6">{mycompany_note_private}</text:span>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16">company_country_code = {company_country_code}</text:p>
      <text:p text:style-name="P16">company_state = {company_state}</text:p>
      <text:p text:style-name="P16">company_state_code = {company_state_code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16">company_idprof5 = {company_idprof5}</text:p>
      <text:p text:style-name="P16">company_idprof6 = {company_idprof6}</text:p>
      <text:p text:style-name="P5">company_vatnumber = {company_vatnumber}</text:p>
      <text:p text:style-name="P6">company_note_<text:span text:style-name="T5">private</text:span> = <text:span text:style-name="T5">{company_note_private}</text:span></text:p>
      <text:p text:style-name="P6">…</text:p>
      <text:p text:style-name="P3"><text:soft-page-break/></text:p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23">[!-- IF {myuser_email} --]</text:p>
      <text:p text:style-name="P23">My email is defined to {myuser_email}</text:p>
      <text:p text:style-name="P24">[!-- ELSE {myuser_email} --]</text:p>
      <text:p text:style-name="P23">My email is NO<text:span text:style-name="T4">T</text:span> defined</text:p>
      <text:p text:style-name="P23">[!-- ENDIF {myuser_email} --]</text:p>
      <text:p text:style-name="P9"><text:span text:style-name="T2">...</text:span>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ref_customer = {object_ref_customer}</text:p>
      <text:p text:style-name="P5">object_date = {object_date}</text:p>
      <text:p text:style-name="P5">object_date_delivery = {object_date_delivery} </text:p>
      <text:p text:style-name="P5">object_date_creation = {object_date_creation}</text:p>
      <text:p text:style-name="P5">object_date_validation = {object_date_validation}</text:p>
      <text:p text:style-name="P5">object_date_close = {object_date_close}</text:p>
      <text:p text:style-name="P5">object_total_ht = {object_total_ht}</text:p>
      <text:p text:style-name="P5">object_total_vat = {object_total_vat}</text:p>
      <text:p text:style-name="P5">object_total_ttc = {object_total_ttc}</text:p>
      <text:p text:style-name="P5">object_payment_mode = {object_payment_mode}</text:p>
      <text:p text:style-name="P5">object_payment_term = {object_payment_term}</text:p>
      <text:p text:style-name="P5">object_note_private = {object_note_private}</text:p>
      <text:p text:style-name="P5">object_note = {object_note}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0">[!-- END row.lines --]</text:p>
      <text:p text:style-name="P4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3">__Description__</text:p>
            </table:table-cell>
            <table:table-cell table:style-name="Tableau1.A1" office:value-type="string">
              <text:p text:style-name="P13">__VatRate__</text:p>
            </table:table-cell>
            <table:table-cell table:style-name="Tableau1.A1" office:value-type="string">
              <text:p text:style-name="P13">__UP__</text:p>
            </table:table-cell>
            <table:table-cell table:style-name="Tableau1.A1" office:value-type="string">
              <text:p text:style-name="P13">__Qty__</text:p>
            </table:table-cell>
            <table:table-cell table:style-name="Tableau1.A1" office:value-type="string">
              <text:p text:style-name="P13">__Discount__</text:p>
            </table:table-cell>
            <table:table-cell table:style-name="Tableau1.F1" office:value-type="string">
              <text:p text:style-name="P13">__TotalHT__</text:p>
            </table:table-cell>
          </table:table-row>
        </table:table-header-rows>
        <table:table-row>
          <table:table-cell table:style-name="Tableau1.A2" office:value-type="string">
            <text:p text:style-name="P18">[!-- BEGIN row.lines --]{line_fulldesc}</text:p>
            <text:p text:style-name="P18"/>
            <text:p text:style-name="P15">{line_date_start_rfc}</text:p>
            <text:p text:style-name="P15">{line_date_end_rfc}</text:p>
            <text:p text:style-name="P15"/>
          </table:table-cell>
          <table:table-cell table:style-name="Tableau1.B2" office:value-type="string">
            <text:p text:style-name="P14">{line_vatrate}</text:p>
          </table:table-cell>
          <table:table-cell table:style-name="Tableau1.C2" office:value-type="string">
            <text:p text:style-name="P14">{line_up}</text:p>
          </table:table-cell>
          <table:table-cell table:style-name="Tableau1.D2" office:value-type="string">
            <text:p text:style-name="P14">{line_qty}</text:p>
          </table:table-cell>
          <table:table-cell table:style-name="Tableau1.E2" office:value-type="string">
            <text:p text:style-name="P14">{line_discount_percent}</text:p>
          </table:table-cell>
          <table:table-cell table:style-name="Tableau1.F2" office:value-type="string">
            <text:p text:style-name="P14">{line_price_ht}</text:p>
            <text:p text:style-name="P20">=</text:p>
            <text:p text:style-name="P20">{line_price_ht_locale}</text:p>
            <text:p text:style-name="P14">[!-- END row.lines --]</text:p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9T16:27:54.138634172</dc:date>
    <meta:editing-duration>PT5H36M38S</meta:editing-duration>
    <meta:editing-cycles>68</meta:editing-cycles>
    <meta:generator>LibreOffice/5.1.4.2$Linux_x86 LibreOffice_project/f99d75f39f1c57ebdd7ffc5f42867c12031db97a</meta:generator>
    <dc:creator>Laurent </dc:creator>
    <meta:document-statistic meta:table-count="1" meta:image-count="0" meta:object-count="0" meta:page-count="3" meta:paragraph-count="118" meta:word-count="407" meta:character-count="3943" meta:non-whitespace-character-count="3652"/>
    <meta:user-defined meta:name="Información 1"/>
    <meta:user-defined meta:name="Información 2"/>
    <meta:user-defined meta:name="Información 3"/>
    <meta:user-defined meta:name="Información 4"/>
  </office:meta>
</office:document-meta>
</file>